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PSerializer.setOutputStream( OutputStream 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OPSerializer.configure( Configuration conf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FOPSerializer.shouldS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Serializ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Serializ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Serializ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PSerializ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Serializ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